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14.1">
            <text:p>14.1</text:p>
          </table:table-cell>
          <table:table-cell office:value-type="float" office:value="131">
            <text:p>131</text:p>
          </table:table-cell>
          <table:table-cell office:value-type="float" office:value="20">
            <text:p>20</text:p>
          </table:table-cell>
          <table:table-cell table:content-validation-name="val1" office:value-type="string">
            <text:p>Mononchidae</text:p>
          </table:table-cell>
          <table:table-cell/>
          <table:table-cell table:formula="of:=699.54+435.27" office:value-type="float" office:value="1134.81">
            <text:p>1134.81</text:p>
          </table:table-cell>
          <table:table-cell table:number-columns-repeated="3"/>
          <table:table-cell office:value-type="float" office:value="699.54">
            <text:p>699.54</text:p>
          </table:table-cell>
          <table:table-cell table:formula="of:=+[.K2]/[.G2]" office:value-type="percentage" office:value="0.616437994025432">
            <text:p>61.64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17.2">
            <text:p>17.2</text:p>
          </table:table-cell>
          <table:table-cell office:value-type="float" office:value="130.1">
            <text:p>130.1</text:p>
          </table:table-cell>
          <table:table-cell/>
          <table:table-cell table:content-validation-name="val1" office:value-type="string">
            <text:p>Mononchidae</text:p>
          </table:table-cell>
          <table:table-cell/>
          <table:table-cell table:formula="of:=726.67+472.84" office:value-type="float" office:value="1199.51">
            <text:p>1199.51</text:p>
          </table:table-cell>
          <table:table-cell table:number-columns-repeated="3"/>
          <table:table-cell office:value-type="float" office:value="726.67">
            <text:p>726.67</text:p>
          </table:table-cell>
          <table:table-cell table:formula="of:=+[.K3]/[.G3]" office:value-type="percentage" office:value="0.605805703995798">
            <text:p>60.58%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2022-06-02</text:date>, <text:time>07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02T07:27:53.61</dc:date>
    <dc:creator>Lawrence Perepolkin</dc:creator>
    <meta:editing-duration>PT4H55M37S</meta:editing-duration>
    <meta:editing-cycles>15</meta:editing-cycles>
    <meta:generator>OpenOffice/4.1.12$Win32 OpenOffice.org_project/4112m1$Build-9809</meta:generator>
    <meta:document-statistic meta:table-count="3" meta:cell-count="61" meta:object-count="0"/>
  </office:meta>
</office:document-meta>
</file>